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3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14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15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16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17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18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19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0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87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88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89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0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P91" style:family="paragraph" style:parent-style-name="Standard">
      <style:text-properties fo:font-size="9pt" fo:language="la" fo:country="VA" officeooo:rsid="020b33c9" officeooo:paragraph-rsid="020b33c9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f21c6a"/>
    </style:style>
    <style:style style:name="T6" style:family="text">
      <style:text-properties officeooo:rsid="00f53caa"/>
    </style:style>
    <style:style style:name="T7" style:family="text">
      <style:text-properties officeooo:rsid="00f5e9b6"/>
    </style:style>
    <style:style style:name="T8" style:family="text">
      <style:text-properties officeooo:rsid="0103dde0"/>
    </style:style>
    <style:style style:name="T9" style:family="text">
      <style:text-properties officeooo:rsid="010549d0"/>
    </style:style>
    <style:style style:name="T10" style:family="text">
      <style:text-properties officeooo:rsid="010625c7"/>
    </style:style>
    <style:style style:name="T11" style:family="text">
      <style:text-properties officeooo:rsid="0106807e"/>
    </style:style>
    <style:style style:name="T12" style:family="text">
      <style:text-properties officeooo:rsid="010a8cfa"/>
    </style:style>
    <style:style style:name="T13" style:family="text">
      <style:text-properties officeooo:rsid="010ad8b9"/>
    </style:style>
    <style:style style:name="T14" style:family="text">
      <style:text-properties officeooo:rsid="010b14f8"/>
    </style:style>
    <style:style style:name="T15" style:family="text">
      <style:text-properties officeooo:rsid="010d4986"/>
    </style:style>
    <style:style style:name="T16" style:family="text">
      <style:text-properties officeooo:rsid="0115a20f"/>
    </style:style>
    <style:style style:name="T17" style:family="text">
      <style:text-properties officeooo:rsid="01161cdb"/>
    </style:style>
    <style:style style:name="T18" style:family="text">
      <style:text-properties officeooo:rsid="01163557"/>
    </style:style>
    <style:style style:name="T19" style:family="text">
      <style:text-properties officeooo:rsid="0116ec71"/>
    </style:style>
    <style:style style:name="T20" style:family="text">
      <style:text-properties officeooo:rsid="0117c139"/>
    </style:style>
    <style:style style:name="T21" style:family="text">
      <style:text-properties officeooo:rsid="0118ebf2"/>
    </style:style>
    <style:style style:name="T22" style:family="text">
      <style:text-properties officeooo:rsid="011929e6"/>
    </style:style>
    <style:style style:name="T23" style:family="text">
      <style:text-properties officeooo:rsid="011958d1"/>
    </style:style>
    <style:style style:name="T24" style:family="text">
      <style:text-properties officeooo:rsid="011a5b14"/>
    </style:style>
    <style:style style:name="T25" style:family="text">
      <style:text-properties officeooo:rsid="011c7cd5"/>
    </style:style>
    <style:style style:name="T26" style:family="text">
      <style:text-properties officeooo:rsid="011d7a06"/>
    </style:style>
    <style:style style:name="T27" style:family="text">
      <style:text-properties officeooo:rsid="011df39d"/>
    </style:style>
    <style:style style:name="T28" style:family="text">
      <style:text-properties officeooo:rsid="0121497f"/>
    </style:style>
    <style:style style:name="T29" style:family="text">
      <style:text-properties officeooo:rsid="012245e9"/>
    </style:style>
    <style:style style:name="T30" style:family="text">
      <style:text-properties officeooo:rsid="0122f7f3"/>
    </style:style>
    <style:style style:name="T31" style:family="text">
      <style:text-properties officeooo:rsid="01288a4e"/>
    </style:style>
    <style:style style:name="T32" style:family="text">
      <style:text-properties officeooo:rsid="012a0eb9"/>
    </style:style>
    <style:style style:name="T33" style:family="text">
      <style:text-properties officeooo:rsid="012cb77f"/>
    </style:style>
    <style:style style:name="T34" style:family="text">
      <style:text-properties officeooo:rsid="012ccdaf"/>
    </style:style>
    <style:style style:name="T35" style:family="text">
      <style:text-properties officeooo:rsid="01300e1b"/>
    </style:style>
    <style:style style:name="T36" style:family="text">
      <style:text-properties officeooo:rsid="0131c4fb"/>
    </style:style>
    <style:style style:name="T37" style:family="text">
      <style:text-properties officeooo:rsid="01321beb"/>
    </style:style>
    <style:style style:name="T38" style:family="text">
      <style:text-properties officeooo:rsid="013338c3"/>
    </style:style>
    <style:style style:name="T39" style:family="text">
      <style:text-properties officeooo:rsid="01364790"/>
    </style:style>
    <style:style style:name="T40" style:family="text">
      <style:text-properties officeooo:rsid="01374331"/>
    </style:style>
    <style:style style:name="T41" style:family="text">
      <style:text-properties officeooo:rsid="0138d49b"/>
    </style:style>
    <style:style style:name="T42" style:family="text">
      <style:text-properties officeooo:rsid="013be80d"/>
    </style:style>
    <style:style style:name="T43" style:family="text">
      <style:text-properties officeooo:rsid="013c93a3"/>
    </style:style>
    <style:style style:name="T44" style:family="text">
      <style:text-properties officeooo:rsid="013ec8a5"/>
    </style:style>
    <style:style style:name="T45" style:family="text">
      <style:text-properties officeooo:rsid="0143abaf"/>
    </style:style>
    <style:style style:name="T46" style:family="text">
      <style:text-properties officeooo:rsid="0144e9a1"/>
    </style:style>
    <style:style style:name="T47" style:family="text">
      <style:text-properties officeooo:rsid="0147a83a"/>
    </style:style>
    <style:style style:name="T48" style:family="text">
      <style:text-properties officeooo:rsid="0147bd9d"/>
    </style:style>
    <style:style style:name="T49" style:family="text">
      <style:text-properties officeooo:rsid="01496e4a"/>
    </style:style>
    <style:style style:name="T50" style:family="text">
      <style:text-properties officeooo:rsid="0149bf76"/>
    </style:style>
    <style:style style:name="T51" style:family="text">
      <style:text-properties officeooo:rsid="014a8969"/>
    </style:style>
    <style:style style:name="T52" style:family="text">
      <style:text-properties officeooo:rsid="014d761e"/>
    </style:style>
    <style:style style:name="T53" style:family="text">
      <style:text-properties officeooo:rsid="01528c74"/>
    </style:style>
    <style:style style:name="T54" style:family="text">
      <style:text-properties officeooo:rsid="0153ba08"/>
    </style:style>
    <style:style style:name="T55" style:family="text">
      <style:text-properties officeooo:rsid="01553175"/>
    </style:style>
    <style:style style:name="T56" style:family="text">
      <style:text-properties officeooo:rsid="0156a39e"/>
    </style:style>
    <style:style style:name="T57" style:family="text">
      <style:text-properties officeooo:rsid="015a02ea"/>
    </style:style>
    <style:style style:name="T58" style:family="text">
      <style:text-properties officeooo:rsid="015a3500"/>
    </style:style>
    <style:style style:name="T59" style:family="text">
      <style:text-properties officeooo:rsid="015c40a1"/>
    </style:style>
    <style:style style:name="T60" style:family="text">
      <style:text-properties officeooo:rsid="015dc389"/>
    </style:style>
    <style:style style:name="T61" style:family="text">
      <style:text-properties officeooo:rsid="015ead93"/>
    </style:style>
    <style:style style:name="T62" style:family="text">
      <style:text-properties officeooo:rsid="0160288e"/>
    </style:style>
    <style:style style:name="T63" style:family="text">
      <style:text-properties officeooo:rsid="016102a5"/>
    </style:style>
    <style:style style:name="T64" style:family="text">
      <style:text-properties officeooo:rsid="0161c5e7"/>
    </style:style>
    <style:style style:name="T65" style:family="text">
      <style:text-properties officeooo:rsid="016214fd"/>
    </style:style>
    <style:style style:name="T66" style:family="text">
      <style:text-properties officeooo:rsid="01651125"/>
    </style:style>
    <style:style style:name="T67" style:family="text">
      <style:text-properties officeooo:rsid="01660014"/>
    </style:style>
    <style:style style:name="T68" style:family="text">
      <style:text-properties officeooo:rsid="0167ad65"/>
    </style:style>
    <style:style style:name="T69" style:family="text">
      <style:text-properties officeooo:rsid="016823cb"/>
    </style:style>
    <style:style style:name="T70" style:family="text">
      <style:text-properties officeooo:rsid="01683733"/>
    </style:style>
    <style:style style:name="T71" style:family="text">
      <style:text-properties officeooo:rsid="0169c212"/>
    </style:style>
    <style:style style:name="T72" style:family="text">
      <style:text-properties officeooo:rsid="016b9073"/>
    </style:style>
    <style:style style:name="T73" style:family="text">
      <style:text-properties officeooo:rsid="016c7f13"/>
    </style:style>
    <style:style style:name="T74" style:family="text">
      <style:text-properties officeooo:rsid="016dc08e"/>
    </style:style>
    <style:style style:name="T75" style:family="text">
      <style:text-properties officeooo:rsid="016e9939"/>
    </style:style>
    <style:style style:name="T76" style:family="text">
      <style:text-properties officeooo:rsid="0170d83b"/>
    </style:style>
    <style:style style:name="T77" style:family="text">
      <style:text-properties officeooo:rsid="01723b91"/>
    </style:style>
    <style:style style:name="T78" style:family="text">
      <style:text-properties officeooo:rsid="01740ec1"/>
    </style:style>
    <style:style style:name="T79" style:family="text">
      <style:text-properties officeooo:rsid="0174a1ba"/>
    </style:style>
    <style:style style:name="T80" style:family="text">
      <style:text-properties officeooo:rsid="017f69f4"/>
    </style:style>
    <style:style style:name="T81" style:family="text">
      <style:text-properties officeooo:rsid="018bdff2"/>
    </style:style>
    <style:style style:name="T82" style:family="text">
      <style:text-properties officeooo:rsid="018cb957"/>
    </style:style>
    <style:style style:name="T83" style:family="text">
      <style:text-properties officeooo:rsid="018cd612"/>
    </style:style>
    <style:style style:name="T84" style:family="text">
      <style:text-properties officeooo:rsid="018d3850"/>
    </style:style>
    <style:style style:name="T85" style:family="text">
      <style:text-properties officeooo:rsid="018ddf40"/>
    </style:style>
    <style:style style:name="T86" style:family="text">
      <style:text-properties officeooo:rsid="01a021a8"/>
    </style:style>
    <style:style style:name="T87" style:family="text">
      <style:text-properties officeooo:rsid="01a345d0"/>
    </style:style>
    <style:style style:name="T88" style:family="text">
      <style:text-properties officeooo:rsid="01a79285"/>
    </style:style>
    <style:style style:name="T89" style:family="text">
      <style:text-properties officeooo:rsid="01aa96e7"/>
    </style:style>
    <style:style style:name="T90" style:family="text">
      <style:text-properties officeooo:rsid="01b20c3a"/>
    </style:style>
    <style:style style:name="T91" style:family="text">
      <style:text-properties officeooo:rsid="01b3e981"/>
    </style:style>
    <style:style style:name="T92" style:family="text">
      <style:text-properties officeooo:rsid="01b8b414"/>
    </style:style>
    <style:style style:name="T93" style:family="text">
      <style:text-properties officeooo:rsid="01bc968b"/>
    </style:style>
    <style:style style:name="T94" style:family="text">
      <style:text-properties officeooo:rsid="01c113aa"/>
    </style:style>
    <style:style style:name="T95" style:family="text">
      <style:text-properties officeooo:rsid="01c28e2a"/>
    </style:style>
    <style:style style:name="T96" style:family="text">
      <style:text-properties officeooo:rsid="01c2f505"/>
    </style:style>
    <style:style style:name="T97" style:family="text">
      <style:text-properties officeooo:rsid="01c58a2b"/>
    </style:style>
    <style:style style:name="T98" style:family="text">
      <style:text-properties officeooo:rsid="01c731c2"/>
    </style:style>
    <style:style style:name="T99" style:family="text">
      <style:text-properties officeooo:rsid="01c96e6c"/>
    </style:style>
    <style:style style:name="T100" style:family="text">
      <style:text-properties officeooo:rsid="01ca2047"/>
    </style:style>
    <style:style style:name="T101" style:family="text">
      <style:text-properties officeooo:rsid="01cb804f"/>
    </style:style>
    <style:style style:name="T102" style:family="text">
      <style:text-properties officeooo:rsid="01ccc0eb"/>
    </style:style>
    <style:style style:name="T103" style:family="text">
      <style:text-properties officeooo:rsid="01ce0e65"/>
    </style:style>
    <style:style style:name="T104" style:family="text">
      <style:text-properties officeooo:rsid="01d13d29"/>
    </style:style>
    <style:style style:name="T105" style:family="text">
      <style:text-properties officeooo:rsid="01d39953"/>
    </style:style>
    <style:style style:name="T106" style:family="text">
      <style:text-properties officeooo:rsid="01d67f34"/>
    </style:style>
    <style:style style:name="T107" style:family="text">
      <style:text-properties officeooo:rsid="01da9fa5"/>
    </style:style>
    <style:style style:name="T108" style:family="text">
      <style:text-properties officeooo:rsid="01dd06fb"/>
    </style:style>
    <style:style style:name="T109" style:family="text">
      <style:text-properties officeooo:rsid="01de113c"/>
    </style:style>
    <style:style style:name="T110" style:family="text">
      <style:text-properties officeooo:rsid="01f8db96"/>
    </style:style>
    <style:style style:name="T111" style:family="text">
      <style:text-properties officeooo:rsid="020c8ef0"/>
    </style:style>
    <style:style style:name="T112" style:family="text">
      <style:text-properties officeooo:rsid="020db6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1">{p.181}</text:p>
            <text:p text:style-name="P91"/>
            <text:p text:style-name="P91">Incipit Dyalogus bonaventu^e Int^ a_ia3 2 ra_nem</text:p>
            <text:p text:style-name="P91">Qui Ymago vite ete2ne nucupatur 2c&amp; Seq^.</text:p>
            <text:p text:style-name="P91">Flecto genua mea ad p_2em dm) mei ihu)</text:p>
            <text:p text:style-name="P91">xp_i a,quo omi_s p2n_itas in,celo 2 in,t^ra</text:p>
            <text:p text:style-name="P91">no_iatur u_t det vobis |cdm_ diuicias gl_e</text:p>
            <text:p text:style-name="P91">|ue virtute co2roboa_i + |pu2) eius 2 in</text:p>
            <text:p text:style-name="P91">int^io2i ho_ie C2i|tum +,fide_ hi_ta^e in co2dibus v2_is</text:p>
            <text:p text:style-name="P91">in cai?te radicati 2 fundati ut po||it&amp; app_hendere.</text:p>
            <text:p text:style-name="P91">cu) om_ibus |ti_s q_ |it longitudo latitudo |ubli=</text:p>
            <text:p text:style-name="P91">mitas 2,pfundu). Sci2e etiam su+%emin_etem</text:p>
            <text:p text:style-name="P91">cai^*te_ x1 ut impleami) in oe3 plenine_ di). 2c.</text:p>
            <text:p text:style-name="P91">Ad ephe 3 paulus aplu_s vas et?ne. dilco_nis |ac^:</text:p>
            <text:p text:style-name="P91">2iu) dm_e |t_ificaco_is |peculu) 2 exemplar |u+*e.</text:p>
            <text:p text:style-name="P91">co_templaco_is in ve2bis p_mi||3 o|tend*t nobis</text:p>
            <text:p text:style-name="P91">m_etalis .exci^taco_is o2tu) obiectu) 2,fructu) Me_=</text:p>
            <text:p text:style-name="P91">tal_ eni) ex^citaco) |i de#t e#e pia 2 |alutifea? o3 q;</text:p>
            <text:p text:style-name="P91">he_at pote_*a) |u+n"alem 9fo2ta_te_. Sapia_m re=</text:p>
            <text:p text:style-name="P91">gulante_. Cleme_*a) con|ola_tem 2,Flecte ig^ aia)</text:p>
            <text:p text:style-name="P91">deuota diuine contemplaco_is amoe^ |ucce_|a.</text:p>
            <text:p text:style-name="P91">genua me_tis an) th2onu) bti)||ime 2,ni%9p_he)*l_</text:p>
            <text:p text:style-name="P91">t^nit&amp; Po|tulet |apient^ Pul|et hu_ilr) di^ p2_is</text:p>
            <text:p text:style-name="P91">confo2tati_a3 pote_*a) ne labo^e. dep_||as |uccu)=</text:p>
            <text:p text:style-name="P91">bat&amp; di^ filij regla)%t2ice). |api_am ne. erro^e |e=</text:p>
            <text:p text:style-name="P91">ducta a,ui^*te deuiet di? |a) |pu_s con|olat^ce3</text:p>
            <text:p text:style-name="P91">piete_ 2 cleme*a) ne tedio. deuicta deficiat&amp;</text:p>
            <text:p text:style-name="P91">o_e n. datu) optimu) 2 o_e donu) +fctu) de|ur=</text:p>
            <text:p text:style-name="P91">|um,e_ de|ce_de_s a,p_2e luminu) Et 2m Aug_m</text:p>
            <text:p text:style-name="P91">O_e bonu) n2m) aut d^s a? a,do^ e_ Vn) n) in:</text:p>
            <text:p text:style-name="P91">mi?to i_ om_s boi) initio o+is ille invon~dus.</text:p>
            <text:p text:style-name="P91"/>
            <text:p text:style-name="P91">{p.182}</text:p>
            <text:p text:style-name="P91"/>
            <text:p text:style-name="P91">e_ aquo om_e bonu) originalit? + gredit^ po|t q;</text:p>
            <text:p text:style-name="P91">om_e bonu) exemplar +duci^. ad,que_ o_e bonu) fi=</text:p>
            <text:p text:style-name="P91">nal2) reduci^ H_ e_ i*a ineffabl_is trinitas p2_is</text:p>
            <text:p text:style-name="P91">2 filij 2 |pu_s sa) q~; tangt apl_us cu) dicit flecto ge=</text:p>
            <text:p text:style-name="P91">nua mea 2~c u|3 ibi vt po||it&amp; comp_hende^. Scdo)</text:p>
            <text:p text:style-name="P91">ond)*t illius |alutife^. me_tal_ ex^citaco_is obiectu). Ob:</text:p>
            <text:p text:style-name="P91">iectu_ vo^ ex^citaco_is deuote me_t&amp; dicu)^. e#e inti^o2a</text:p>
            <text:p text:style-name="P91">exti^o2a. infi^o2a 2 |u+io^a/ de#t n. aia) deuota. +,m_e*le</text:p>
            <text:p text:style-name="P91">ex^cic_iu contemplato_is radiu) deflecte^ ad inti^oa?</text:p>
            <text:p text:style-name="P91">|ua vt videat qual2) |it c^ata. +,na"m/ d^fo2~ta +</text:p>
            <text:p text:style-name="P91">c_lpa_m. refo2~tam +,g2a_m / |3o conu?te radiu) co_=</text:p>
            <text:p text:style-name="P91">templaco_is. ad,ex%ti^o2a. vt cogno|cat q~; ni%|ta=</text:p>
            <text:p text:style-name="P91">bl_is . |it humana opule_a. q_; humana muta=</text:p>
            <text:p text:style-name="P91">tabl_is excelle_a q~; mi|3^abl_is mu)da magnifice*a).</text:p>
            <text:p text:style-name="P91">Te2*o de#t conu?te radiu) contemplaco_is ad infi^oa?</text:p>
            <text:p text:style-name="P91">ut intl_lgat hua_ne mo2t&amp; i_euitabl_e ncc;~*te_</text:p>
            <text:p text:style-name="P91">iudicij. finalem au|tei?*te_ pene inf^nalis in:</text:p>
            <text:p text:style-name="P91">tolle^abl_em ace2bitate_. Q2~to de#et con^ute^e radiu)</text:p>
            <text:p text:style-name="P91">contemplatio_is ad,|u+ioa? ut cogno|cat 2 |a=</text:p>
            <text:p text:style-name="P91">piat cele|t&amp; gaudij i?e|timabile_ p_cio%|itate_ inef=</text:p>
            <text:p text:style-name="P91">fab_le delicio|itatem 2,i)t^mi_abl_e et?ni*te_ Hec</text:p>
            <text:p text:style-name="P91">e_ ia c2ux bta) 4or finibus t?mi_ata. in qua o</text:p>
            <text:p text:style-name="P91">aia) deuota cu) tuo duci||imo |pon|o. ihu) x*o</text:p>
            <text:p text:style-name="P91">de_s iugit? meditanda pende^. Hic e_ ie c^rus</text:p>
            <text:p text:style-name="P91">igneus 4or rot&amp; 9|umat9 i_ q*o de_s p9 tuu) a=</text:p>
            <text:p text:style-name="P91">micu) fideli||imu) a||idue. conte_pla_do celi</text:p>
            <text:p text:style-name="P91">placiu) con|cende^ h e_ i*a. quad"plex r^gio vi=</text:p>
            <text:p text:style-name="P91">del3 o^iental_. occde_tal) aquilonis 2 me2idio:</text:p>
            <text:p text:style-name="P91">nalis Qua) tu o aia) cottidie de_s q~i +eg^na)=</text:p>
            <text:p text:style-name="P91"/>
            <text:p text:style-name="P91">{p.183}</text:p>
            <text:p text:style-name="P91"/>
            <text:p text:style-name="P91">do incede^. 2 tuu) |peciali||imu) dilecu) in ea</text:p>
            <text:p text:style-name="P91">|peculando que2e. 2 inve|tia^e ut po||3 dice,c)</text:p>
            <text:p text:style-name="P91"><text:soft-page-break/>|pon|a. In,lectulo meo + noctem q_|iui q_; dilig*t</text:p>
            <text:p text:style-name="P91">aia) mea. Hec 4*or tangt aplu_s c) |ubi_g*t. Vt</text:p>
            <text:p text:style-name="P91">po||it&amp; conp_hende^. cu) omi) sap_ q_ |it longi*do lati=</text:p>
            <text:p text:style-name="P91">tudo. |ublimitas 2 +fu_d&amp;. Te2*o on_d*t fructu)</text:p>
            <text:p text:style-name="P91">|alutife^ mental) exe2citac_o&amp; |i digne 2 lauda=</text:p>
            <text:p text:style-name="P91">bil2) exeq~t^ e_ felicitas et^na q_ e_ quid opti*m.</text:p>
            <text:p text:style-name="P91">pulch^2imu) 2 +,|se |ufficienti||imu) nullo ex~</text:p>
            <text:p text:style-name="P91">|e indingens In,q~ videbim9 2 aa_bim9 vitabi=</text:p>
            <text:p text:style-name="P91">mus 2 laudabim9 in et^nu) dm? qui e_. |u+ aia)</text:p>
            <text:p text:style-name="P91">bnd)c_s in,|cla) Hunc fructu) +mittit apl_us .</text:p>
            <text:p text:style-name="P91">qn_do |;mone_ conclud*t dice_s ut impleami)</text:p>
            <text:p text:style-name="P91">in oe_m pleni*ne_ di). Hac plei)ne_ tuc) i_vei_m9</text:p>
            <text:p text:style-name="P91">qu) eit? volun*ti ml_tido. pac&amp; ra_coni pleni*do</text:p>
            <text:p text:style-name="P91">luc&amp; memo2ie. continuaco_ et?ni*t&amp;. Tuc) n. eit?</text:p>
            <text:p text:style-name="P91">d^s oia) in omi_bus cu) a,ro_ne o_is e2ro2 a,volu)*te</text:p>
            <text:p text:style-name="P91">omi_s dolor 2 a,me_o2ia oi_s timo2 rece||erit</text:p>
            <text:p text:style-name="P91">2 |ucce||eit^ q~; i*a. |pe^amus mi2e |eni^tas</text:p>
            <text:p text:style-name="P91">di_na iocunditas et^na. |acietas Huc) tr~tatu) i):</text:p>
            <text:p text:style-name="P91">|stigante 9|tia) +pt? |implicioe^s. quo|q3 |impli*b9</text:p>
            <text:p text:style-name="P91">ve2b_ de st^o_2&amp; dc_is compilaui +,modu) cui9%da)</text:p>
            <text:p text:style-name="P91">dyalogi In,quo aia) deuota vitat&amp; et^ne di|ci=</text:p>
            <text:p text:style-name="P91">pla) medita_do int?rogat ut ho_ inti^or loq;_do</text:p>
            <text:p text:style-name="P91">re|pondet Vt aut) ad i|tius me_talis exe2citaco_&amp;</text:p>
            <text:p text:style-name="P91">ine|timab_lit^ contempla_do hui_lr) inva~ndo ac=</text:p>
            <text:p text:style-name="P91">cedam9 genua co2d&amp; deuote. flectam9 an) th2o~</text:p>
            <text:p text:style-name="P91">et?ne maie|tat&amp; 2 an) |oliu) indiuidue. t1ni*t&amp;</text:p>
            <text:p text:style-name="P91"/>
            <text:p text:style-name="P91">{p.184}</text:p>
            <text:p text:style-name="P91"/>
            <text:p text:style-name="P91">lac1mis 2 gemitib9. ince||ant? clamem9 vt d^s</text:p>
            <text:p text:style-name="P91">pe) + bn_dictu) suu) filiu) in,|pu) |t_o donet n_b</text:p>
            <text:p text:style-name="P91">{gratiam} exe2cendo me_talit? vt + hanc contingamus</text:p>
            <text:p text:style-name="P91">ad d^m. Qui e_ o_is de|id^ii finis 2 conplem)tu).</text:p>
            <text:p text:style-name="P91">Anima dc. O h_o dic po|t deuotam i_vocac_one_</text:p>
            <text:p text:style-name="P91">diuine magnifice_*e 2 po|t hm)lem in:</text:p>
            <text:p text:style-name="P91">plo^atonem et^ne |api_e ut demu) +9 fleble_m</text:p>
            <text:p text:style-name="P91">|upplicaconem |u+ne pie*t&amp; 2 clemee qualr) g~=</text:p>
            <text:p text:style-name="P91">ciam. |c3 ex^citandi me_talit? cca hac) quad2upli=</text:p>
            <text:p text:style-name="P91">cem. mate2ia_ videl3 . longitunis latitudinis.</text:p>
            <text:p text:style-name="P91">+fundi*t&amp; 2 |ublimit&amp; optinere_ quo o2dine</text:p>
            <text:p text:style-name="P91">inchoac^3 . ne nn?tu) hiu9 excitac_onis amitta)</text:p>
            <text:p text:style-name="P91">|i indebito o2dine igno2a)t? p2oceda) O2di_s</text:p>
            <text:p text:style-name="P91">n. igno2antia. |;m Bn?h2~ +turbat fo2ma)</text:p>
            <text:p text:style-name="P91">mi?to2&amp; n*c reputat^ 2m eu_dem +fta) rei cog=</text:p>
            <text:p text:style-name="P91">nita_ ni nb_ exi|te^ cu) |cimus q; e_ facie_du) 2</text:p>
            <text:p text:style-name="P91">igno2am9 q*o o2di_e |it +cedendu). raco_ O aia)</text:p>
            <text:p text:style-name="P91">2m Btm) Bn~hr~. ad Eugeniu) papa a,te. tua</text:p>
            <text:p text:style-name="P91">&lt;in&gt;9|id^ato_ ichoat ne f2u|t2a extenda2&amp; ad</text:p>
            <text:p text:style-name="P91">a*a. te neglecto. Idem in meditacoi_b9 Ml_ti.</text:p>
            <text:p text:style-name="P91">ml_ta |ciut) q1 |e ipo_s ne|ciut) alios in|piciu_t</text:p>
            <text:p text:style-name="P91">2 |e ipo_s de|e2u_t deu) que^ntes + exti^o2a de|e=</text:p>
            <text:p text:style-name="P91">rentes inti^o2a. Id%c1co ab,exti^o2ibus. ad inte2ioa?.</text:p>
            <text:p text:style-name="P91">redea) ab infe2io2ibus ad |u+io2a con|cenda) ut</text:p>
            <text:p text:style-name="P91">po||im cogno|ce^. vn_ venio aut quo vado vn)</text:p>
            <text:p text:style-name="P91">|im aut quid |im 2 ita + 9gnico_m mei ad,cog=</text:p>
            <text:p text:style-name="P91">nico_m a|cendam di^ hac Bn?hr~ Itm_ C2i||o|9</text:p>
            <text:p text:style-name="P91">|2) Math_m. No_ mi_ma +s ph|;e. e_ cognito_</text:p>
            <text:p text:style-name="P91">sui Itm_ Amb2o|3 |u+. Exod^. Cogno|ce q;~ta.</text:p>
            <text:p text:style-name="P91"/>
            <text:p text:style-name="P91">{p.185 (print p.30 left)}</text:p>
            <text:p text:style-name="P91"/>
            <text:p text:style-name="P91">|is attende t? .ut 9|ide^s q1; in,te intret in,cogitato_e</text:p>
            <text:p text:style-name="P91">q1; exeat in,|;mo_e . Vitam go tua) O aia) cottidia=</text:p>
            <text:p text:style-name="P91">na. di|cu||ione ex%aia) {examina} attende diligent?. qua_tu) +=</text:p>
            <text:p text:style-name="P91">ficias. qua_tu) deficias. qualis |is in mo2b9 . q~lis</text:p>
            <text:p text:style-name="P91">in affc_ionibus q~; |imilis do? q~; ve di||ili_s q~; +pe 2</text:p>
            <text:p text:style-name="P91">q~; longe illud |+ agno|ce Quia ml_to laudablio2)</text:p>
            <text:p text:style-name="P91">2 melio2 es&lt;_&gt;|i te congo|c&amp; q~; |i te neglecto cur|u)</text:p>
            <text:p text:style-name="P91">|ide2&amp; vires he2ba2&amp; complexiones hoim) n"as</text:p>
            <text:p text:style-name="P91"><text:soft-page-break/>ai_aliu) congo|ce^s 2 |ci_am om_i cele|stiu) 2 t?re|t1=</text:p>
            <text:p text:style-name="P91">um h2_es. <text:span text:style-name="T112">V</text:span>n) Algazel {?} . ho_ cogno|ce te ipm_ 2</text:p>
            <text:p text:style-name="P91">9gno|t&amp; omia) redde go te t*o. 2 |i n) |+ |altem.</text:p>
            <text:p text:style-name="P91">int1du_ &lt;?&gt; rege tuos. affcu_s di^ge actus co2rige g^|=</text:p>
            <text:p text:style-name="P91">|us Igi^ aia) tene 9|ilia |to_2&amp; 2 po|t radiu) co_=</text:p>
            <text:p text:style-name="P91">templaco_nis conu^te te ad regime_ o2ie_tale h*c</text:p>
            <text:p text:style-name="P91">e_ ad con|id^atoni tue 9|id^ato_nis {conditionis}. Dilige_t^ g*o co=</text:p>
            <text:p text:style-name="P91">|ida^ q~; gene2o|e a,su_mo artifice fca) |is + n"a3</text:p>
            <text:p text:style-name="P91">q~; vicio|e a,tua volun*te defo1mata |is + culpa)</text:p>
            <text:p text:style-name="P91">q~; g2_o|e a,di_na boni*te |epius refo2mata |is</text:p>
            <text:p text:style-name="P91">+ g2a_m Gene2o|itas tua n"alis con|i|tit in h*c</text:p>
            <text:p text:style-name="P91">qr t^ n"alit? ad tui deco2em imp_||a e_ ymago</text:p>
            <text:p text:style-name="P91">bt_i||ime t1n*t&amp;. An|helmus in p|ologo_n 2,fateo2.</text:p>
            <text:p text:style-name="P91">dn_e ac g2_is ago quia me c^a|ti ad ymagine_</text:p>
            <text:p text:style-name="P91">tua) ut tui memo2 |um te cogitem te diliga)</text:p>
            <text:p text:style-name="P91">te intelliga) B^nh2~. in,meditacoi_b9 2m i_t^io2e_3</text:p>
            <text:p text:style-name="P91">ho_ie3 t1a ni,me inveio) + que deu) recolo con=</text:p>
            <text:p text:style-name="P91">|pic_o 2 concupi|co. Sut) aut) h_ t1a int_llige)*a.</text:p>
            <text:p text:style-name="P91">Memo^ia 2 voluntas cu) di? m ip_o&lt;s&gt; remini|co2</text:p>
            <text:p text:style-name="P91">in ip_o delco_r Int_llige_*a intueor &lt;blob&gt; q~;tu) in |e</text:p>
            <text:p text:style-name="P91"/>
            <text:p text:style-name="P91">{p.186 (print p.30 right)}</text:p>
            <text:p text:style-name="P91"/>
            <text:p text:style-name="P91">|it conp_hen|ibli_s. qr p^nci*m 2 finis q_;tu) in an=</text:p>
            <text:p text:style-name="P91">gl_is de|id^ab_lis qr de|id^ant ni eu) +|pic^e q~;tu)</text:p>
            <text:p text:style-name="P91">in,|ti_s omi_bus delcabl_is qr ni,eo a||idue leta_t^</text:p>
            <text:p text:style-name="P91">in c^atu^is omi_b9 admi^abl_is q2 oia) potenter</text:p>
            <text:p text:style-name="P91">c^at |apient? gub^nat benigne di|pen|at Cu) do?</text:p>
            <text:p text:style-name="P91">+ uolun*te_ d^o. me metip_m in,eam tn~|fo2mo. h_</text:p>
            <text:p text:style-name="P91">Bn?hr?d9 re9gno|sce. aia) q~; mi^a 2 ineffabl_is dig_=</text:p>
            <text:p text:style-name="P91">nitas e_ tuc) n) |olu) vestigiu) c^ato2&amp; q; 9m_ue,e)</text:p>
            <text:p text:style-name="P91">om_ib9 c^atu^is |; e#e ymagine_ eius q; e_ +p^m c^a:</text:p>
            <text:p text:style-name="P91">tu^e r_onal_. Lauda ig^ aia) mea dn_m Lau.de .</text:p>
            <text:p text:style-name="P91">tu. |yon . ex +gi|ce^ 2Lauda. exulta 2 gaude. q2</text:p>
            <text:p text:style-name="P91">in|ignita dei ymagine deco2ata |il_itu*ne +ti=</text:p>
            <text:p text:style-name="P91">ceps. ra_conis capax et?ne bti)*nis S3 q2 hc mo=</text:p>
            <text:p text:style-name="P91">dica. n) ni%mi?to fo2te indicare_t^ |i mo2te fini=</text:p>
            <text:p text:style-name="P91">rent^. Exulta 2 lauda q2 oi) p_dc_is ded*t t? n"a3</text:p>
            <text:p text:style-name="P91">in%mo~elem |ub|tancia) i)%cor2&amp;pti*le_ dura<text:span text:style-name="T111">c</text:span>om)</text:p>
            <text:p text:style-name="P91">ni%t?mi_ablem) vita) +petua) ymago .n. et?ne t1ni*t&amp;</text:p>
            <text:p text:style-name="P91">n) e#es |i t?mi_o mo2t&amp; claudi. po||es Aug9 de,t1=</text:p>
            <text:p text:style-name="P91">ni*te. O aia) adue2te. q; c^ato2 tuus . p9 e#e ded*t</text:p>
            <text:p text:style-name="P91">t1 pulch2&amp; e#e dedit t^ +petuu) e#e. deditq3 tibi</text:p>
            <text:p text:style-name="P91">viue^ |entire di|ce2n^e. |en|ibl_ius te co2onau*t</text:p>
            <text:p text:style-name="P91">|apia) illu|trauit Tua_ igit^ pulch2itudine_.</text:p>
            <text:p text:style-name="P91">attende ut int_lligas. qualit^ pulch2itudi*ne_</text:p>
            <text:p text:style-name="P91">debeas dilige^ q;%|i te%metip_am ut exped*t co_:</text:p>
            <text:p text:style-name="P91">templai?. n) |uffic&amp; cur |altem q; de te e|tia)=</text:p>
            <text:p text:style-name="P91">re debeas. ex iudico_ alieno .n) +pendis Spo)=</text:p>
            <text:p text:style-name="P91">|um habes. de cui9 pulch2tu*ne |i dubite^s</text:p>
            <text:p text:style-name="P91"/>
            <text:p text:style-name="P91">{p.187 print p.31 top}</text:p>
            <text:p text:style-name="P91"/>
            <text:p text:style-name="P91">|ci^e po||es. q; tam pulch^ tam fo2mo|us tam</text:p>
            <text:p text:style-name="P91">iuueni_s {for:unicus} d^i filius tuo a|p^tu captus. n) e#et |i eu)</text:p>
            <text:p text:style-name="P91">|ingl_ar&amp; deco2 tuus 2,vltra. ceto^s admira_d9</text:p>
            <text:p text:style-name="P91">n) traxi||3 H_ Aug_9. S3 h_ fo2ta||3 O,aia) nimis</text:p>
            <text:p text:style-name="P91">ing~ta t^. vident^ 2 modica. +pea) audi t^cio</text:p>
            <text:p text:style-name="P91">dedig)ni*te ad mi^abli) qq; tante |implici*t&amp; es.</text:p>
            <text:p text:style-name="P91">q; nl_ pt) domu) me_tis tue inhi_ta^e nil ibi pt)</text:p>
            <text:p text:style-name="P91">ma_|ionem face^. n? |implictas 2 pui?tas t1ni*t&amp;</text:p>
            <text:p text:style-name="P91">et^ne. Ecce q1; dt |pon|us. Ego 2 p2) m_s vei_em9</text:p>
            <text:p text:style-name="P91">ad eu) 2 man|ione_ apud eu) faciem9 Et ali=</text:p>
            <text:p text:style-name="P91">bi ffe|stina_s. de|cende q; in,domo tua o3 me</text:p>
            <text:p text:style-name="P91">mane^ Illabi tm) me_ti tue po||i*le e_ |oli d^o</text:p>
            <text:p text:style-name="P91">q1 hac) c^auit q2 ip_e n. e|t qui vicimo2 i_timo{r?}</text:p>
            <text:p text:style-name="P91">tuo. e#e +hibe^ |ic^ Aug9 te|tat^ Gaude go</text:p>
            <text:p text:style-name="P91">O felix ania) q; potes e_e tanti ho|pit&amp; ho|pi=</text:p>
            <text:p text:style-name="P91">ta. B^nahrdus. O felix aia) q_ co2 |uu) mu)dat</text:p>
            <text:p text:style-name="P91"><text:soft-page-break/>ut inhi_tantem deu) |u|cipiat) .cui9 ho|pes</text:p>
            <text:p text:style-name="P91">nll_o bono indiget qui aucto2em) omi) bono2&amp;</text:p>
            <text:p text:style-name="P91">ni |e bt_ O quam bta) aia) aput q~; d^s r^quie_</text:p>
            <text:p text:style-name="P91">invei_et q2 dice^ p_t Qui c^auit me r?quieuit</text:p>
            <text:p text:style-name="P91">i_,me . Nega^e ei. |i%quidem x*t {?} celi requie_ n) pt)</text:p>
            <text:p text:style-name="P91">qui |ibi in,hac uita .requiem. ni me_te +_paui*t</text:p>
            <text:p text:style-name="P91">H_ b^n?h~2d9 O aia) nimis es auara |i n) |uffic*t</text:p>
            <text:p text:style-name="P91">t^ tanti ho|pit&amp; pn_cia q1 cito 9ni_cat t^ de,bo_is.</text:p>
            <text:p text:style-name="P91">|uis. quia tam pius e|t q; ditab*t te donis.</text:p>
            <text:p text:style-name="P91">|uis. nullo*o dece^t eu) tantu) pn?cipe_ |i dim*t=</text:p>
            <text:p text:style-name="P91"/>
            <text:p text:style-name="P91">{p.188 print p.31 left top}</text:p>
            <text:p text:style-name="P91"/>
            <text:p text:style-name="P91">te^t ho|pite_ |uu) indigente_. Ad%o2na ig^ tha=</text:p>
            <text:p text:style-name="P91">lamu) tuu) 2 |u|cipe regem xp_m. De cuius {ciiiiis} p_:</text:p>
            <text:p text:style-name="P91">|encia exultab*t 2 letabit^ tota familia tua. O</text:p>
            <text:p text:style-name="P91">v^e mira 2 admirabli_s a_ia i*te rex de cuius</text:p>
            <text:p text:style-name="P91">pulch2i*ne. |ol 2 luna miran^. cui9 magni*ne_</text:p>
            <text:p text:style-name="P91">celu) 2 te^a reue^nt^ de,cui9 |api_a cele|tiu) ag=</text:p>
            <text:p text:style-name="P91">m_ia |pirituu) illui_ant^ de cui9 cleme_*a. om_i</text:p>
            <text:p text:style-name="P91">bt_or&amp; collegia |atiant^. Talis tuu) O aia_ de|i=</text:p>
            <text:p text:style-name="P91">da^t ho|pitiu) tuu) cenaclm_ plus q~; cele|te pal=</text:p>
            <text:p text:style-name="P91">laciu) appetit 2 ex%optat. Delicie n. |ue |ut_ e#e</text:p>
            <text:p text:style-name="P91">cu) filijs ho_mi. S3 |i h_ adhuc te n) moue_t,ad</text:p>
            <text:p text:style-name="P91">laudandu) creator2e_ tuu_ Conu^te conte_placo_is</text:p>
            <text:p text:style-name="P91">rediu) ad 4tu) bn_ficiu) 2 recogno|ce q; tante.</text:p>
            <text:p text:style-name="P91">capacitatis es q; nll_a c^atura infra deu) |uffic*t</text:p>
            <text:p text:style-name="P91">|acia^e de|ide2iu_ tuu). Vn) hugo de |to_ victo2e</text:p>
            <text:p text:style-name="P91">Om_is iocunditas oi_s |uauitas oi_s pote_a. om_is</text:p>
            <text:p text:style-name="P91">oplue_*a c^atura2&amp; affice^ co2 hu_anu) pu_t |atia^e</text:p>
            <text:p text:style-name="P91">autem n) pu_t An|helmus. Om_is copia q_ d^s</text:p>
            <text:p text:style-name="P91">n) e_ m1 inopia e_. Et q; 2m btm) Grego2iu) in</text:p>
            <text:p text:style-name="P91">mor&amp;. Anima hua)*a q_ ad,deu) appete_da fca),e_</text:p>
            <text:p text:style-name="P91">q1;%q1; infra deu) appetit minus e_ iure ei n) |uf=</text:p>
            <text:p text:style-name="P91">ficit q; d^s n) e_. Iam ut e|timo. aia) |ufficit t1</text:p>
            <text:p text:style-name="P91">vidist&amp; tuam nobilitate_. q_ e_ valde laudabli_s</text:p>
            <text:p text:style-name="P91">Conu^te nu_c radiu) contemplacoi_s. ad tuam</text:p>
            <text:p text:style-name="P91">|u+ c^aturas +tem. q_ reuera e_. amabli_s Hu=</text:p>
            <text:p text:style-name="P91">go de arra aie_. O ai_a mea qd^. cu) ded*t t1 |pon=</text:p>
            <text:p text:style-name="P91">|us. tuus re|pice^. mu_du) i*tu) om_is n"alis crea=</text:p>
            <text:p text:style-name="P91">tura ad,hu_c finem. cur|u) |uu) dirigit ut tu=</text:p>
            <text:p text:style-name="P91">is vtilitatib9 de|;uiat tuis oblectaco_ib9 |ecu)=</text:p>
            <text:p text:style-name="P91"/>
            <text:p text:style-name="P91">{p.189 print p.31 end, p.32 left top}</text:p>
            <text:p text:style-name="P91"/>
            <text:p text:style-name="P91">det 2 2m di|ti_cco_m tpm) inde|inent? acc^rat vi=</text:p>
            <text:p text:style-name="P91">de iam ai_a mea. 2 diligente2 con|id1a q; c^ator</text:p>
            <text:p text:style-name="P91">tuus rex tuus |pon|us. tuus 2 amicus tuus</text:p>
            <text:p text:style-name="P91">tota) mu_dialem. machina) ad tua) {for:tuum} o2dinauit</text:p>
            <text:p text:style-name="P91">mi_|te2iu). Ecce angli) purgat) 2,infla_ma_t tuu)</text:p>
            <text:p text:style-name="P91">affcm_ illu_iant 2 info2mat_ tuu) intellcm) +:</text:p>
            <text:p text:style-name="P91">ficiut_ 2 cu|todiu_t tuu_ totu) |ubiectu). Magna</text:p>
            <text:p text:style-name="P91">n. e_ di_gnitas. hab^e <text:s/>tle_s docto2es tle_s con|ola=</text:p>
            <text:p text:style-name="P91">to2es. tle_s con|ultoe^s. O aia) |i vid^e po||es q~;to</text:p>
            <text:p text:style-name="P91">gaudio q~;q3 tripudio. angli) a||i|tunt o2a_ti=</text:p>
            <text:p text:style-name="P91">bus. int^%|ut_ meditantib9 q~;to |tudio nos in</text:p>
            <text:p text:style-name="P91">bono. con|;ua_t q~;to de|idi^o nos. 2 nra_m |alute_</text:p>
            <text:p text:style-name="P91">ex|p^tant. Celu) t^ de|;uit +,|uu) motu) lui_a2ia</text:p>
            <text:p text:style-name="P91">celi +,|uu) influxu) Sol cau|at t1 die_ Luna il=</text:p>
            <text:p text:style-name="P91">luminat t1 nocte_. Ignis tp_at t1 aer&amp; frigidi*te_</text:p>
            <text:p text:style-name="P91">Aer t? mitigat ignis int^na) calidi*te Aqua t1</text:p>
            <text:p text:style-name="P91">mu_dat feto2e_. Mitigat t^ |it&amp; ardo2e_. 2 fecu)=</text:p>
            <text:p text:style-name="P91">dat t^re rigo2e_. Te2ra u^o te |u|tentat |ua |oli=</text:p>
            <text:p text:style-name="P91">ditate. recreat |ua fecudi*te delcat) |ua ame=</text:p>
            <text:p text:style-name="P91">nitate. Ecce aia) b2uit? di|curri|ti + |ingla) ab</text:p>
            <text:p text:style-name="P91">infio^2ibus. ad |u+io2a 2 inveni|ti q; om_is c^at"a</text:p>
            <text:p text:style-name="P91">ad huc) finem. ex,di_na o2dinaco_e. cur|u) |uu) di^=</text:p>
            <text:p text:style-name="P91">git qt_s tuis vtilitatib9 de|;%uiat tuis oblta)coi)=</text:p>
            <text:p text:style-name="P91">bus. ind|ine_t^ occ^rat. S3 caue aia) mea. nec</text:p>
            <text:p text:style-name="P91"><text:soft-page-break/>n) |pon|a. |3 adultea^ dica^is |i mune^a dantis</text:p>
            <text:p text:style-name="P91">plus q~; affcm) ama_t&amp; dilig&amp;. Aug9 in,lib*o. Co_fe||3</text:p>
            <text:p text:style-name="P91">Ve t1 aia) |i ob2ras. in ve|tigijs |uis |3 nutus</text:p>
            <text:p text:style-name="P91">|uus. +,eo amas ut tem+alia Lucra recipias</text:p>
            <text:p text:style-name="P91">2 n) adue2tis q1; i_nuat i*a bti)||ima . lux q_ e|t</text:p>
            <text:p text:style-name="P91"/>
            <text:p text:style-name="P91">{p.190 p.32 left bottom / right top}</text:p>
            <text:p text:style-name="P91"/>
            <text:p text:style-name="P91">purga^e me_tis intllge_*a cui9 ve|tigia. 2 nutus</text:p>
            <text:p text:style-name="P91">|unt om_i creatura2&amp; decus. Adhac |i fo2te.</text:p>
            <text:p text:style-name="P91">te igno2as. o pulch^2ima mulie2&amp; egrede^ 2</text:p>
            <text:p text:style-name="P91">abi po|t ve|tigia. gregu) i. ro_nabiliu) c^aturar&amp;</text:p>
            <text:p text:style-name="P91">q_ |unt ve|tigiu) creator&amp;. Tu u^o |peculu) bte_</text:p>
            <text:p text:style-name="P91">t^ni*t&amp; 2go om_ibs di_gnio2 2 excelle_*o2 co_+bar&amp;</text:p>
            <text:p text:style-name="P91">2 pa|ce edos tuos. intra po2tas tuas. id e|t</text:p>
            <text:p text:style-name="P91">co_ue2te cognito_es tuas ad cho2os. angl_o2&amp; q1b9</text:p>
            <text:p text:style-name="P91">queda),mo_. |il_is es in,n"a 2 co_ciuis er&amp; i? gla)</text:p>
            <text:p text:style-name="P91">Ia) |at&amp; |ilui diu%q3 tacui Ia) nuc) cu) ve^cundia.</text:p>
            <text:p text:style-name="P91">2 rubo^e co_pello2. dic^e 2,confitei^ q; ad hanc</text:p>
            <text:p text:style-name="P91">digni*te_ modicu) adu^ti amo2e_ meu) Heu ego,i):</text:p>
            <text:p text:style-name="P91">felix 2 mi|;a^ nimis indigne 2 irreuen?t? me</text:p>
            <text:p text:style-name="P91">p_|titi 2 illabi p_|titui vane 2 negligent?. vixi</text:p>
            <text:p text:style-name="P91">2 ut ver&amp; fateo2 2m Bn^hardu) Qua_to +fec=</text:p>
            <text:p text:style-name="P91">cius digni*to_ mea) a|picio. tanto mag&amp; vita)</text:p>
            <text:p text:style-name="P91">degene2e_ me dixi||e confundo2 2 e2ube|co.</text:p>
            <text:p text:style-name="P91">Timeo .n. q; q~;to grauio2 |it culpa qua_to dig:</text:p>
            <text:p text:style-name="P91">nio2. 2 nobilio2 |it n"a fo2mido q; q~;to maio2</text:p>
            <text:p text:style-name="P91">|it offen|a q~;to maio2 e_. illius qui offendit^</text:p>
            <text:p text:style-name="P91">excelle_*a +time|co. q; qua_to peio2,e_. i_iuria q~;to</text:p>
            <text:p text:style-name="P91">maio2 illius fiu^t cui irrogat^ bn_ficie_*a. Heu heu</text:p>
            <text:p text:style-name="P91">dn_e d^s iam ex,digni*te |ub|tancie +pendo vi=</text:p>
            <text:p text:style-name="P91">litatem. malicie ex,|petio|itate. nat"e cogno|co.</text:p>
            <text:p text:style-name="P91">defo2mitate_ culpe. ex,reco2daco_e bn_fico_2&amp; per:</text:p>
            <text:p text:style-name="P91">cepto2&amp; intll_igo ingratuitate_ fco_2&amp; meo2&amp; Heu</text:p>
            <text:p text:style-name="P91">dn_e d^s meus ve michi mi|ere ia) vid^o iam</text:p>
            <text:p text:style-name="P91">agno|co q; q1;q1; a,|um_o. dato2e +cepi ad v|u)</text:p>
            <text:p text:style-name="P91">uite tn~|ito2ie mi|erabilit?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17">c. Sequitur.</text:span></text:p>
            <text:p text:style-name="P14">Flecto genua mea ad Patrem Domini nostri Iesu </text:p>
            <text:p text:style-name="P14">Christi, a quo omnis paternitas in caelo et in terra </text:p>
            <text:p text:style-name="P14">nominatur, ut det vobis secundum divitias gloriae </text:p>
            <text:p text:style-name="P14">suae virtute corroborari per spiritum eius<text:span text:style-name="T8"> et</text:span> in </text:p>
            <text:p text:style-name="P14">interiori homine, Christum per fidem habitare in cordibus vestris; </text:p>
            <text:p text:style-name="P14">in caritate radicati et fundati, ut possitis <text:span text:style-name="T8">ap</text:span>prehendere </text:p>
            <text:p text:style-name="P15">cum omnibus Sanctis, quae sit longitudo, latitudo, subli<text:span text:style-name="T9">-</text:span></text:p>
            <text:p text:style-name="P15">mitas et profundum, scire etiam supereminentem </text:p>
            <text:p text:style-name="P15">caritatem Christi, ut impleamini in omnem plenitudinem Dei, <text:span text:style-name="T9">etc.</text:span></text:p>
            <text:p text:style-name="P15">ad Ephesios tertio Paulus apostolus, vas aeternae <text:span text:style-name="T9">dilectionis</text:span>, sacra-</text:p>
            <text:p text:style-name="P15">rium divinae sanctificationis, speculum et exemplar supernae </text:p>
            <text:p text:style-name="P15">contemplationis, in <text:span text:style-name="T9">v</text:span>erbis praemissis ostendit nobis </text:p>
            <text:p text:style-name="P16">mentalis exercitationis ortum, obiectum et fructum . Men<text:span text:style-name="T10">-</text:span></text:p>
            <text:p text:style-name="P16">talis enim exercitatio, si debet esse pia et salutifera, oportet, quod </text:p>
            <text:p text:style-name="P16">habeat potentiam supernaturaliter <text:span text:style-name="T10">c</text:span>onfortantem, sapientiam re<text:span text:style-name="T10">-</text:span></text:p>
            <text:p text:style-name="P17">gulantem <text:span text:style-name="T104">{</text:span>et<text:span text:style-name="T104">}</text:span> clementiam consolantem. <text:span text:style-name="T80">[Et] f</text:span>lect<text:span text:style-name="T11">e</text:span> igitur anima </text:p>
            <text:p text:style-name="P17">devota, divinae contemplationis amore <text:span text:style-name="T11">su</text:span>ccensa</text:p>
            <text:p text:style-name="P17">genua mentis ante thronum beatissimae et incomprehensibilis </text:p>
            <text:p text:style-name="P18">Trinitatis, pulset<text:span text:style-name="T12"> sapienter</text:span> <text:span text:style-name="T81">{</text:span>et<text:span text:style-name="T81">}</text:span> postulet <text:s/>humiliter<text:span text:style-name="T12"> </text:span>Dei Patris </text:p>
            <text:p text:style-name="P18">confortatricem potentiam, ne labore depressa su<text:span text:style-name="T12">c</text:span>cum<text:span text:style-name="T12">-</text:span></text:p>
            <text:p text:style-name="P18">ba<text:span text:style-name="T12">t</text:span>; Dei Filii regulatri<text:span text:style-name="T12">c</text:span>em sapientiam, ne errore se<text:span text:style-name="T12">-</text:span></text:p>
            <text:p text:style-name="P18">ducta a veritate deviet; Dei sancti Spiritus consolatricem </text:p>
            <text:p text:style-name="P19">pietatem e<text:span text:style-name="T13">t</text:span> clementiam, ne taedio devicta deficiat. </text:p>
            <text:p text:style-name="P19">Omne enim datum optimum et omne donum perfectum desur<text:span text:style-name="T13">-</text:span></text:p>
            <text:p text:style-name="P20">sum est, descendens a Patre luminum<text:span text:style-name="T14">;</text:span> et secundum Augustinum, </text:p>
            <text:p text:style-name="P20">«omne bonum <text:span text:style-name="T82">{</text:span>nostrum<text:span text:style-name="T82">}</text:span> aut Deus est, aut a Deo est ». Unde non im<text:span text:style-name="T14">-</text:span></text:p>
            <text:p text:style-name="P21">merito in omni boni<text:span text:style-name="T15"> initio</text:span> operis ille invocandus</text:p>
            <text:p text:style-name="P7"/>
            <text:p text:style-name="P7"/>
            <text:p text:style-name="P7"/>
            <text:p text:style-name="P22"><text:span text:style-name="T15">est </text:span>a quo omne bonum originaliter progreditur, <text:span text:style-name="T16">post</text:span> quem </text:p>
            <text:p text:style-name="P22">omne bonum exemplariter producitur, ad quem omne bonum fi<text:span text:style-name="T16">-</text:span></text:p>
            <text:p text:style-name="P22">naliter reducitur. Haec est illa ineffabilis Trinitas, Pat<text:span text:style-name="T16">ris,</text:span></text:p>
            <text:p text:style-name="P22"><text:span text:style-name="T83">[Et] f</text:span>ili<text:span text:style-name="T16">i </text:span>et Spiritus sanct<text:span text:style-name="T16">i</text:span>, quam tangit Apostolus, cum dicit<text:span text:style-name="T16">:</text:span> Flecto ge<text:span text:style-name="T16">-</text:span></text:p>
            <text:p text:style-name="P23">nua mea et<text:span text:style-name="T16">c</text:span>., usque ibi: ut possitis<text:span text:style-name="T18"> comprehendere. </text:span>Secundo </text:p>
            <text:p text:style-name="P23">ostendit istius salutiferae mentalis exercitationis obiectum. Ob<text:span text:style-name="T19">-</text:span></text:p>
            <text:p text:style-name="P23">iectum vero exercitationis devotae mentis <text:span text:style-name="T19">dicuntur</text:span> esse interiora </text:p>
            <text:p text:style-name="P23"><text:span text:style-name="T84">{</text:span>et<text:span text:style-name="T84">}</text:span> exteriora, inferiora et superiora. Debet enim anima devota<text:span text:style-name="T19"> </text:span>per mentale </text:p>
            <text:p text:style-name="P24">exercitium contemplationis radium <text:span text:style-name="T19">d</text:span>eflectere ad interiora </text:p>
            <text:p text:style-name="P24">sua, ut videat, qualiter sit <text:span text:style-name="T19">creata</text:span> per naturam, deformata per </text:p>
            <text:p text:style-name="P23">culpam, reformata per gratiam. Secundo convertere radium con<text:span text:style-name="T19">-</text:span></text:p>
            <text:p text:style-name="P25">templationis ad exteriora, ut cognoscat, quam insta<text:span text:style-name="T20">-</text:span></text:p>
            <text:p text:style-name="P25">bilis sit <text:span text:style-name="T20">humana</text:span> opulentia, quam <text:span text:style-name="T85">[humana] </text:span>muta<text:span text:style-name="T20">-</text:span></text:p>
            <text:p text:style-name="P25">bilis excellentia, quam miserabilis mundana magnificentia. </text:p>
            <text:p text:style-name="P25"><text:span text:style-name="T20">Tertio, d</text:span>ebet <text:span text:style-name="T20">convertere</text:span> radium contemplationis ad inferiora, </text:p>
            <text:p text:style-name="P25">ut intelligat huma<text:span text:style-name="T20">n</text:span>ae mortis inevitabilem necessitatem, </text:p>
            <text:p text:style-name="P25">iudi<text:span text:style-name="T20">c</text:span>ii finalis austeritatem, poenae infernalis in<text:span text:style-name="T20">-</text:span></text:p>
            <text:p text:style-name="P25">tolerabilem <text:span text:style-name="T20">acerbitatem</text:span>. <text:span text:style-name="T20">Quarto,</text:span> <text:span text:style-name="T20">d</text:span>ebet <text:span text:style-name="T20">convertere</text:span> radium </text:p>
            <text:p text:style-name="P26">contemplationis ad superiora, ut cognoscat et sa<text:span text:style-name="T21">-</text:span></text:p>
            <text:p text:style-name="P26">piat caelestis gaudii inaestimabilem pretiositatem, inef<text:span text:style-name="T21">-</text:span></text:p>
            <text:p text:style-name="P26">fabilem delitiositatem et interminabilem aeternitatem. Haec </text:p>
            <text:p text:style-name="P26">est illa crux beata, qua<text:span text:style-name="T21">tuor finibus</text:span> terminata, in qua, o </text:p>
            <text:p text:style-name="P27">anima devo<text:span text:style-name="T21">ta</text:span>, cum tuo dulcissimo sponso Iesu Christo </text:p>
            <text:p text:style-name="P27">debes iugiter meditando pendere. <text:span text:style-name="T22">Hic</text:span> est ille currus </text:p>
            <text:p text:style-name="P27">igneus , qua<text:span text:style-name="T22">t</text:span>uor rotis consummatus, in quo debes post tuum <text:span text:style-name="T22">a</text:span>-</text:p>
            <text:p text:style-name="P27">micum <text:span text:style-name="T22">fidelissimum </text:span>assidue contemplando caeli </text:p>
            <text:p text:style-name="P27">palatium conscendere<text:span text:style-name="T78">.</text:span> Haec est illa quadruplex regio, vi- </text:p>
            <text:p text:style-name="P7"><text:span text:style-name="T22">de</text:span>licet orientalis, occidentalis, aquilonaris et meridio-</text:p>
            <text:p text:style-name="P7"><text:span text:style-name="T22">na</text:span>lis, quam tu, o anima, quotidie debes <text:span text:style-name="T23">quasi </text:span>peregrinan<text:span text:style-name="T23">-</text:span> </text:p>
            <text:p text:style-name="P7"/>
            <text:p text:style-name="P7"/>
            <text:p text:style-name="P7"/>
            <text:p text:style-name="P28"><text:span text:style-name="T23">do incedere</text:span> et tuum dilectum specialissimum in ea </text:p>
            <text:p text:style-name="P28">speculando quaerere et investigare, ut possis dicere cum </text:p>
            <text:p text:style-name="P28"><text:soft-page-break/>sponsa: In lectulo meo quaesivi per noctem<text:span text:style-name="T24">.</text:span> quem diligit </text:p>
            <text:p text:style-name="P28">anima mea. Haec quatuor tangit Apostolus, cum subiungit: Ut </text:p>
            <text:p text:style-name="P28">possitis comprehendere cum omnibus Sanctis, quae sit longitudo, lati<text:span text:style-name="T24">-</text:span></text:p>
            <text:p text:style-name="P28">tudo, sublimitas et profundum . <text:s/>Tertio ostendit fructum </text:p>
            <text:p text:style-name="P28">salutiferae <text:span text:style-name="T24">mentalis </text:span>exerci<text:span text:style-name="T24">t</text:span>a<text:span text:style-name="T24">t</text:span>ionis<text:span text:style-name="T24"> </text:span>si digne et lauda<text:span text:style-name="T24">-</text:span></text:p>
            <text:p text:style-name="P28">biliter exsequatur, est felicitas aeterna, quae est quid optimum<text:span text:style-name="T24">,</text:span></text:p>
            <text:p text:style-name="P29">pulcherrimum et per se sufficientissimum, nullo extra </text:p>
            <text:p text:style-name="P30">se indigens; in qua «videbimus et amabimus, <text:span text:style-name="T25">vitabi-</text:span></text:p>
            <text:p text:style-name="P31"><text:span text:style-name="T25">mus</text:span> et laudabimus» in aeternum <text:span text:style-name="T26">dominum</text:span> qui<text:span text:style-name="T26"> est</text:span> <text:span text:style-name="T26">super animam</text:span></text:p>
            <text:p text:style-name="P31">benedictus in saecula. Hunc fructum promittit Apostolus, </text:p>
            <text:p text:style-name="P7">quando sermonem concludit dicens: Ut impleamini </text:p>
            <text:p text:style-name="P32">in omnem plenitudinem Dei. Hanc plenitudinem tunc inveniemus, </text:p>
            <text:p text:style-name="P32">quando erit voluntati multitudo pacis, rationi plenitudo </text:p>
            <text:p text:style-name="P32">lucis, memoriae continuatio aeternitatis ». Tunc enim erit </text:p>
            <text:p text:style-name="P32"><text:span text:style-name="T27">deus </text:span>omnia in omnibus «cum a ratione omnis error, a voluntate </text:p>
            <text:p text:style-name="P33">omnis dolor et a memoria omnis timor recesserit, </text:p>
            <text:p text:style-name="P33">et successerit illa quam speramus mira serenitas, </text:p>
            <text:p text:style-name="P34">divina iucundi<text:span text:style-name="T78">t</text:span>as, aeterna <text:span text:style-name="T28">satietas</text:span>». <text:s/><text:span text:style-name="T28">H</text:span>unc tractatum, in<text:span text:style-name="T28">-</text:span></text:p>
            <text:p text:style-name="P34">stigante conscientia, pro<text:span text:style-name="T28">pter {</text:span>intentio<text:span text:style-name="T105">}</text:span> simpliciores quosque simplicibus </text:p>
            <text:p text:style-name="P34">verbis de San<text:span text:style-name="T28">ct</text:span>orum didis compilavi per modum cuiusdam </text:p>
            <text:p text:style-name="P34">dialogi, in quo anima devota, veritatis aeternae disci<text:span text:style-name="T28">-</text:span></text:p>
            <text:p text:style-name="P35">pula, meditando interrogat, et homo interior<text:span text:style-name="T29"> </text:span>loquendo </text:p>
            <text:p text:style-name="P36">respondet<text:span text:style-name="T30">.</text:span> Ut autem ad istius mentalis exercitationis </text:p>
            <text:p text:style-name="P36">inaestimabil<text:span text:style-name="T30">iter</text:span> contempla<text:span text:style-name="T30">ndo, humiliter invocando, ac-</text:span> </text:p>
            <text:p text:style-name="P36">cedamus, genua cordis devote flectamus ante thronum </text:p>
            <text:p text:style-name="P36">aeternae Maies<text:span text:style-name="T3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31">t</text:span>er per benedictum suum Filium in Spiritu sancto donet nobis </text:p>
            <text:p text:style-name="P8"><text:span text:style-name="T31">{</text:span>gratiam<text:span text:style-name="T31">}</text:span> exercitandi mentaliter, ut <text:span text:style-name="T31">per hanc</text:span> co<text:span text:style-name="T31">ntingamus</text:span>, </text:p>
            <text:p text:style-name="P37"><text:span text:style-name="T32">ad deum. Q</text:span>ui est omnis desiderii finis et complementum. </text:p>
            <text:p text:style-name="P38"><text:span text:style-name="T33">Anima [dicit] {?}:</text:span> <text:span text:style-name="T34">O</text:span> homo, <text:span text:style-name="T34">dic </text:span>post devotam invocationem </text:p>
            <text:p text:style-name="P38">divinae magnificentiae e<text:span text:style-name="T34">t </text:span>post humilem im<text:span text:style-name="T34">-</text:span></text:p>
            <text:p text:style-name="P39">plorationem aeternae sapientiae et demum post flebilem </text:p>
            <text:p text:style-name="P39">supplicationem supernae pietatis et clementiae, <text:span text:style-name="T35">qualiter </text:span>gra<text:span text:style-name="T35">-</text:span></text:p>
            <text:p text:style-name="P40">tiam <text:span text:style-name="T86">[sanctam] {?} </text:span>exercitandi mentaliter circa hanc quadrupli<text:span text:style-name="T36">-</text:span></text:p>
            <text:p text:style-name="P40">cem materiam, videlicet longitudinis, latitudinis, </text:p>
            <text:p text:style-name="P41">sublimitatis et profunditatis, obtinerem; quo ordine </text:p>
            <text:p text:style-name="P41">inchoem, ne meritum huius exercitationis amittam, </text:p>
            <text:p text:style-name="P41">si indebito ordine ignoranter procedam? «Ordinis </text:p>
            <text:p text:style-name="P41">enim ignorantia, secundum <text:span text:style-name="T37">Bernardum</text:span>, perturbat formam </text:p>
            <text:p text:style-name="P41">meritorum »: «nec reputatur,<text:span text:style-name="T87"> secundum</text:span> eundem, perfecta rei cog<text:span text:style-name="T37">-</text:span></text:p>
            <text:p text:style-name="P41">nitio in nobis existere, cum scimus, quid <text:span text:style-name="T37">est </text:span>faciendum, et </text:p>
            <text:p text:style-name="P42">ignoramus, quo ordine sit procedendum». <text:span text:style-name="T38">Ratio</text:span>. O anima, </text:p>
            <text:p text:style-name="P43">secundum beatum Bernardum ad Eugenium Papam, «a te tua </text:p>
            <text:p text:style-name="P43">consideratio inchoet, ne frustra extendaris ad </text:p>
            <text:p text:style-name="P44">alia, te neglecta». Idem in Meditationibus: «Multi </text:p>
            <text:p text:style-name="P44">multa sciunt <text:span text:style-name="T39">qui</text:span> se ipsos nesciunt, alios inspiciunt </text:p>
            <text:p text:style-name="P44">et se ipsos deserunt, Deum quaerentes per exteriora, dese<text:span text:style-name="T39">-</text:span></text:p>
            <text:p text:style-name="P45">rentes interiora, <text:span text:style-name="T40">{</text:span>quibus interior est Deus<text:span text:style-name="T40">}</text:span>. Idcirco ab exterioribus ad interiora </text:p>
            <text:p text:style-name="P45">redeam<text:span text:style-name="T41">,</text:span> ab inferioribus ad superiora conscendam: ut </text:p>
            <text:p text:style-name="P45">possim cognoscere, unde venio aut quo vado, unde </text:p>
            <text:p text:style-name="P45">sim <text:span text:style-name="T41">aut</text:span> quid sim; et ita per cognitionem mei ad cog<text:span text:style-name="T41">-</text:span></text:p>
            <text:p text:style-name="P46">nitionem ascendam<text:span text:style-name="T106"> </text:span>Dei». <text:span text:style-name="T41">[Hanc Bernardus]. </text:span>Item, C<text:span text:style-name="T79">h</text:span>rysostomus </text:p>
            <text:p text:style-name="P45">super Matthaeum: «Non minima pars philosophiae est cognitio </text:p>
            <text:p text:style-name="P45">sui ». Item, <text:span text:style-name="T41"><text:s/></text:span>Ambrosius <text:span text:style-name="T41">super</text:span> <text:span text:style-name="T41">Exodum{?}</text:span>: « Cognosce, quant<text:span text:style-name="T41">a</text:span> </text:p>
            <text:p text:style-name="P47"/>
            <text:p text:style-name="P47"/>
            <text:p text:style-name="P47"/>
            <text:p text:style-name="P48">sis; <text:span text:style-name="T42"><text:s/></text:span>attende tibi, ut consideres, quid in te intret in cogitatione, </text:p>
            <text:p text:style-name="P48">quid exeat in sermone ». <text:s/>«Vitam igitur tuam, o anima, quotidia<text:span text:style-name="T48">-</text:span></text:p>
            <text:p text:style-name="P48">na discussione examina. Attende diligenter, quantum pro<text:span text:style-name="T42">-</text:span></text:p>
            <text:p text:style-name="P48">ficias <text:span text:style-name="T88">{</text:span>et<text:span text:style-name="T88">}</text:span> quantum deficias; qualis sis in moribus, qualis </text:p>
            <text:p text:style-name="P48">in affectionibus; quam similis Deo et quam dissimilis, quam prope <text:span text:style-name="T42">et</text:span></text:p>
            <text:p text:style-name="P48">quam longe. Illud semper agnosce, quod multo laudabilior </text:p>
            <text:p text:style-name="P49">et melior es, si te cognoscis, quam si, te neglecto, cursum </text:p>
            <text:p text:style-name="P49">siderum, vires herbarum, complexiones hominum, naturas </text:p>
            <text:p text:style-name="P50"><text:soft-page-break/>animalium cognosceres et scientiam omnium caelestium et terrestri<text:span text:style-name="T43">-</text:span></text:p>
            <text:p text:style-name="P50">um haberes. <text:span text:style-name="T43">[Unde Algazel {?} Homo cognosce te ipsum et</text:span></text:p>
            <text:p text:style-name="P51"><text:span text:style-name="T43">cognosceris omnia.] </text:span>Redde ergo te tibi, et si non semper, saltem </text:p>
            <text:p text:style-name="P51">interdum. Rege tuos affectus, dirige actus, corrige gres-</text:p>
            <text:p text:style-name="P52">sus». Igitur, anima, tene consilia Sanctorum et primo radium con<text:span text:style-name="T44">-</text:span></text:p>
            <text:p text:style-name="P52">templationis converte <text:span text:style-name="T89">[te] </text:span>ad regionem orientalem, hoc </text:p>
            <text:p text:style-name="P53">est ad considerationem tuae conditionis. Diligenter igitur con<text:span text:style-name="T47">-</text:span></text:p>
            <text:p text:style-name="P53">sidera, quam generose a summo Artifice facta sis per naturam, </text:p>
            <text:p text:style-name="P54">quam vitiose a tua voluntate deformata sis per culpam, </text:p>
            <text:p text:style-name="P54">quam gratiose a divina bonitate saepius reformata sis </text:p>
            <text:p text:style-name="P54">per gratiam. Generositas tua naturalis consistit in hoc, </text:p>
            <text:p text:style-name="P54">quia tibi naturaliter ad tui decorem impressa est imago </text:p>
            <text:p text:style-name="P54">beatissimae Trinitatis. Anselmus in Proslogio: «Fateor, </text:p>
            <text:p text:style-name="P54">Domine, et gratias ago, quia me creasti ad imaginem, </text:p>
            <text:p text:style-name="P55">tuam ut tui memor sim, te cogitem, te diligam<text:span text:style-name="T45">,</text:span></text:p>
            <text:p text:style-name="P56"><text:span text:style-name="T45">[te intellegam]</text:span>». <text:span text:style-name="T46"><text:s/></text:span>Bernardus in Meditationibus: «Secundum interiorem </text:p>
            <text:p text:style-name="P56">hominem tria in me invenio, per quae Deum recolo, con<text:span text:style-name="T46">-</text:span></text:p>
            <text:p text:style-name="P56">spicio et concupisco. <text:span text:style-name="T46">[Sunt autem] h</text:span>aec tria intelligentia<text:span text:style-name="T46">,</text:span></text:p>
            <text:p text:style-name="P56"><text:span text:style-name="T46">memoria</text:span> et voluntas. Cum Dei enim <text:span text:style-name="T46">[ipso] {???} </text:span>reminiscor, </text:p>
            <text:p text:style-name="P56">in ipso delector. Intelligentia intueor, quantum in se </text:p>
            <text:p text:style-name="P7"/>
            <text:p text:style-name="P7"/>
            <text:p text:style-name="P7"/>
            <text:p text:style-name="P57">sit incomprehensibilis, quia principium <text:span text:style-name="T49">{</text:span>est<text:span text:style-name="T49">}</text:span> et finis; quantum in An<text:span text:style-name="T49">-</text:span></text:p>
            <text:p text:style-name="P57">gelis desiderabilis, quia desiderant in eum prospicere; quantum </text:p>
            <text:p text:style-name="P57">in Sanctis omnibus delectabilis, quia in eo assidue laetantur; </text:p>
            <text:p text:style-name="P57">in creaturis omnibus admirabilis, quia omnia potenter </text:p>
            <text:p text:style-name="P57">creat, sapienter gubernat, benigne dispensat ». «Cum Deum </text:p>
            <text:p text:style-name="P57">per voluntatem diligo, me <text:span text:style-name="T49">met</text:span>ipsum in eum transformo». Haec </text:p>
            <text:p text:style-name="P58">Bernardus. Recognosce <text:span text:style-name="T90">{</text:span>ergo, o<text:span text:style-name="T90">}</text:span> anima <text:span text:style-name="T90">{</text:span>mea<text:span text:style-name="T90">}</text:span>, q<text:span text:style-name="T50">u</text:span>am mira et inaestimabilis dig<text:span text:style-name="T50">-</text:span></text:p>
            <text:p text:style-name="P58">nitas est, <text:span text:style-name="T50">tunc</text:span> non solum vestigium Creatoris, quod commune est </text:p>
            <text:p text:style-name="P59">omnibus creaturis, sed esse imaginem eius, quod est proprium crea<text:span text:style-name="T51">-</text:span></text:p>
            <text:p text:style-name="P59">turae rationalis. Lauda igitur, anima mea, Dominum, lauda </text:p>
            <text:p text:style-name="P59"><text:span text:style-name="T51">tu </text:span>Sion. « Expergiscere et lauda, exsulta et gaude, quia </text:p>
            <text:p text:style-name="P59">insignita <text:span text:style-name="T91">{</text:span>es<text:span text:style-name="T91">}</text:span> Dei imagine, decorata similitudine, parti<text:span text:style-name="T51">-</text:span></text:p>
            <text:p text:style-name="P59">ceps rationis, capax aeternae beatitudinis». Sed quia haec mo<text:span text:style-name="T51">-</text:span></text:p>
            <text:p text:style-name="P59">dica non immerito forte iudicaretur, si morte fini<text:span text:style-name="T51">-</text:span></text:p>
            <text:p text:style-name="P59">rentur; exsulta et lauda, quia cum praedictis dedit tibi naturam </text:p>
            <text:p text:style-name="P59">immortalem, substantiam incorruptibilem, durationem </text:p>
            <text:p text:style-name="P59">interminabilem, vitam perpetuam. «Imago enim aeternae Trinitatis </text:p>
            <text:p text:style-name="P59">non esses, si termino mortis claudi posses», Augustinus de Tri<text:span text:style-name="T51">-</text:span></text:p>
            <text:p text:style-name="P60">nitate. «O anima, adverte, quod Creator tuus post <text:span text:style-name="T107">{</text:span>illud<text:span text:style-name="T107">}</text:span> esse dedit </text:p>
            <text:p text:style-name="P61">tibi pulcrum esse, dedit tibi perpetuum esse, deditque tibi </text:p>
            <text:p text:style-name="P61">vivere, se<text:span text:style-name="T52">n</text:span>tire, discernere, sensibus te <text:span text:style-name="T52">coronavit</text:span>, </text:p>
            <text:p text:style-name="P61">sapientia illustravit». «Tuam igitur pulcritudinem </text:p>
            <text:p text:style-name="P61">attende, ut i<text:span text:style-name="T52">n</text:span>telligas, qualem pulcritudinem<text:span text:style-name="T52"> </text:span></text:p>
            <text:p text:style-name="P61"><text:span text:style-name="T52">debeas</text:span> diligere. Quodsi temetipsam, ut expedit, con<text:span text:style-name="T52">-</text:span></text:p>
            <text:p text:style-name="P61">templari non sufficis, cur saltem, quid de te aestima<text:span text:style-name="T52">-</text:span></text:p>
            <text:p text:style-name="P61">re debeas, ex iudicio alie<text:span text:style-name="T52">n</text:span>o non perpendis? Spon<text:span text:style-name="T52">-</text:span></text:p>
            <text:p text:style-name="P61">sum habes, de cuius pulcri<text:span text:style-name="T52">t</text:span>udine, si dubitares, </text:p>
            <text:p text:style-name="P62"/>
            <text:p text:style-name="P62"/>
            <text:p text:style-name="P62"/>
            <text:p text:style-name="P63">scire posses, quod tam pulcher, tam formosus, tam </text:p>
            <text:p text:style-name="P63"><text:span text:style-name="T53">iuvenis {</text:span>unicus<text:span text:style-name="T53">}</text:span> Dei Filius tuo aspectu captus non esset, si eum </text:p>
            <text:p text:style-name="P63">singularis decor tuus et ultra ceteros admirandus, </text:p>
            <text:p text:style-name="P63">non traxisset». Haec Augustinus<text:span text:style-name="T53">. </text:span>Sed haec fortasse, o anima nimis </text:p>
            <text:p text:style-name="P64">ingrata, tibi videntur <text:span text:style-name="T54">esse {?} </text:span>modica; propterea audi tertio </text:p>
            <text:p text:style-name="P64"><text:span text:style-name="T54">[de] </text:span>dignitate admirabile: quod tantae simplicitatis es, </text:p>
            <text:p text:style-name="P64">quod nihil potest domum mentis tuae inhabitare, nihil ibi potest </text:p>
            <text:p text:style-name="P7">mansionem facere nisi simplicitas et puritas Trinitatis </text:p>
            <text:p text:style-name="P64">aeternae. Ecce, quid dicit sponsus: Ego et Pater meus veniemus</text:p>
            <text:p text:style-name="P64">ad eum et mansionem apud eum faciemus; et ali<text:span text:style-name="T54">-</text:span></text:p>
            <text:p text:style-name="P64">bi: Festinans descende , quia in domo tua oportet me </text:p>
            <text:p text:style-name="P64">manere. Illabi <text:span text:style-name="T54">tamen {</text:span>enim<text:span text:style-name="T54">}</text:span> menti nulli possibile est soli Deo </text:p>
            <text:p text:style-name="P64">qui eam creavit. <text:span text:style-name="T54">Qui i</text:span>pse enim est qui <text:span text:style-name="T54">vicinior</text:span> intimo </text:p>
            <text:p text:style-name="P64">tuo esse perhibetur, sicut Augustinus testatur. Gaude igitur, </text:p>
            <text:p text:style-name="P64">o felix anima, quod po<text:span text:style-name="T54">t</text:span>es esse ta<text:span text:style-name="T54">n</text:span>ti hospitis hospi<text:span text:style-name="T54">-</text:span></text:p>
            <text:p text:style-name="P64">ta. Bernardus: «O felix anima, quae <text:span text:style-name="T92">{</text:span>quotidie<text:span text:style-name="T92">}</text:span> cor suum mundat, </text:p>
            <text:p text:style-name="P64"><text:soft-page-break/>ut inhabitantem Deum suscipiat, cuius hospes </text:p>
            <text:p text:style-name="P64">nullo bono indiget, quia auctorem omnium bonorum </text:p>
            <text:p text:style-name="P64">in se habet». «O quam beata anima, apud quam Deus requiem </text:p>
            <text:p text:style-name="P64">invenit, quia dicere potest: Qui creavit me requievit </text:p>
            <text:p text:style-name="P64">in <text:span text:style-name="T54">me</text:span>! Negare <text:span text:style-name="T93">ei </text:span>siquidem <text:span text:style-name="T93">[extra] {?}</text:span> caeli requiem non poterit», </text:p>
            <text:p text:style-name="P65">qui sibi in hac vita requiem <text:span text:style-name="T55">[in mente] </text:span>praeparavit. </text:p>
            <text:p text:style-name="P65">Haec Bernardus. O anima, nimis es avara, si non sufficit </text:p>
            <text:p text:style-name="P65">tibi tanti hospitis praesentia, quia scito<text:span text:style-name="T55"> </text:span>communicabit tibi de bonis </text:p>
            <text:p text:style-name="P65">suis; <text:span text:style-name="T55">quia</text:span> tam pius est, quod ditabit te donis </text:p>
            <text:p text:style-name="P65">suis. Nullo <text:span text:style-name="T94">{</text:span>enim modo<text:span text:style-name="T94">}</text:span> deceret <text:span text:style-name="T95">[eum] </text:span>tantum pri<text:span text:style-name="T55">n</text:span>cipem , si dimit<text:span text:style-name="T96">-</text:span></text:p>
            <text:p text:style-name="P66"/>
            <text:p text:style-name="P66"/>
            <text:p text:style-name="P66"/>
            <text:p text:style-name="P67">teret hospit<text:span text:style-name="T59">e</text:span>m suam indigentem. « Adorna igitur tha<text:span text:style-name="T59">-</text:span></text:p>
            <text:p text:style-name="P68">lamum tuum et suscipe regem Christum», de cuius prae<text:span text:style-name="T59">-</text:span></text:p>
            <text:p text:style-name="P68">sentia exsultabit et laetabitur tota familia tua. O </text:p>
            <text:p text:style-name="P68">vere mira et multum admirabilis sententia! «Rex, <text:span text:style-name="T59">de </text:span>cuius </text:p>
            <text:p text:style-name="P69">pulcritudine sol et luna mirantur», cuius magnitudinem </text:p>
            <text:p text:style-name="P70">caelum et terra revere<text:span text:style-name="T60">n</text:span>tur, de cuius sapientia caelestium ag<text:span text:style-name="T61">-</text:span></text:p>
            <text:p text:style-name="P70">mina spirituum illuminantur, de cuius clementia omnium </text:p>
            <text:p text:style-name="P71">Beatorum collegia satiantur, talis tuum, o anima, desi<text:span text:style-name="T62">-</text:span></text:p>
            <text:p text:style-name="P71">derat hospitium, tuum coenaculum plus quam caeleste pal<text:span text:style-name="T62">-</text:span></text:p>
            <text:p text:style-name="P71">atium appetit et exoptat. Deliciae enim suae sunt esse </text:p>
            <text:p text:style-name="P72">cum filiis hominum. Sed si haec adhuc te non movent ad </text:p>
            <text:p text:style-name="P72">laudandum Creatorem tuum, converte contemplationis </text:p>
            <text:p text:style-name="P73">radium ad quartum beneficium et recognosce, quod tantae </text:p>
            <text:p text:style-name="P73">capacitatis es, quod nulla creatura infra Deum sufficit </text:p>
            <text:p text:style-name="P73">sa<text:span text:style-name="T63">t</text:span>iare desiderium<text:span text:style-name="T63"> tuum.</text:span> <text:span text:style-name="T63">[Unde] {?} H</text:span>ugo de S<text:span text:style-name="T97">ancto</text:span> Victore<text:span text:style-name="T108">:</text:span> </text:p>
            <text:p text:style-name="P73">«Omnis iucundi<text:span text:style-name="T63">t</text:span>as, omnis suavitas, omnis <text:span text:style-name="T63">potentia omnis</text:span></text:p>
            <text:p text:style-name="P73"><text:span text:style-name="T63">opulentia</text:span> creaturarum afficere cor humanum <text:span text:style-name="T63">possunt</text:span>, satiare </text:p>
            <text:p text:style-name="P73"><text:span text:style-name="T98">[autem] </text:span>non <text:span text:style-name="T63">possunt</text:span>». Anselmus: «Omnis copia, quae Deus </text:p>
            <text:p text:style-name="P73">non est, mihi inopia est». «Et quia <text:span text:style-name="T63">{</text:span>revera,<text:span text:style-name="T63">}</text:span> secundum <text:span text:style-name="T63">[beatum] </text:span>Gregorium in </text:p>
            <text:p text:style-name="P74">Moralibus, anima humana <text:span text:style-name="T64">[qua] </text:span>ad Deum appetend<text:span text:style-name="T64">a</text:span> facta est, </text:p>
            <text:p text:style-name="P74">quidquid infra Deum appetit, minus est, <text:span text:style-name="T64">{</text:span>ideoque<text:span text:style-name="T64">}</text:span> iure ei non suf<text:span text:style-name="T64">-</text:span></text:p>
            <text:p text:style-name="P74">ficit quod Deus non est». <text:span text:style-name="T64">I</text:span>am, ut aestimo, anima, sufficienter<text:span text:style-name="T64"> te {?}</text:span></text:p>
            <text:p text:style-name="P75">vidisti tuam nobilitatem, quae est valde laudabilis; </text:p>
            <text:p text:style-name="P75">converte nunc radium contemplationis ad tuam </text:p>
            <text:p text:style-name="P75">super creaturas potestatem, quae revera est admirabilis. Hu<text:span text:style-name="T65">-</text:span></text:p>
            <text:p text:style-name="P75">go de Arrha animae: «O anima mea, quid <text:span text:style-name="T99">[cum] </text:span>dedit tibi spon<text:span text:style-name="T65">-</text:span></text:p>
            <text:p text:style-name="P75">sus tuus? Respice mundum istum: omnis natura<text:span text:style-name="T65">lis crea-</text:span></text:p>
            <text:p text:style-name="P75"><text:span text:style-name="T65">tura</text:span> ad hunc finem cursum suum dirigit, ut tu<text:span text:style-name="T65">-</text:span></text:p>
            <text:p text:style-name="P75">is utilitatibus deserviat tuisque oblectamentis secun-</text:p>
            <text:p text:style-name="P7"/>
            <text:p text:style-name="P7"/>
            <text:p text:style-name="P7"/>
            <text:p text:style-name="P76">d<text:span text:style-name="T66">et [et secundum]</text:span> distributionem temporum indesinenter occurrat». Vi<text:span text:style-name="T66">-</text:span></text:p>
            <text:p text:style-name="P76">de iam, anima mea, et diligenter considera, quod Creator </text:p>
            <text:p text:style-name="P76">tuus, rex tuus, sponsus<text:span text:style-name="T100"> [tuus]</text:span> et amicus<text:span text:style-name="T66"> [tuus]</text:span>, </text:p>
            <text:p text:style-name="P76">totam mundialem machinam ad tuum ordinavit </text:p>
            <text:p text:style-name="P76">ministerium<text:span text:style-name="T67">.</text:span> Ecce, Angeli purgant et inflammant <text:span text:style-name="T68">tuum</text:span></text:p>
            <text:p text:style-name="P77">affectum, illuminant et informant tuum intel<text:span text:style-name="T68">l</text:span>ectum, per<text:span text:style-name="T68">-</text:span></text:p>
            <text:p text:style-name="P77">ficiunt et custodiunt tuum <text:span text:style-name="T68">[totum] </text:span>subiectum. Magna </text:p>
            <text:p text:style-name="P78">enim est dignitas habere tales doc<text:span text:style-name="T69">to</text:span>res, tales consola<text:span text:style-name="T69">-</text:span></text:p>
            <text:p text:style-name="P78">tores, tales <text:span text:style-name="T69">consultores</text:span>. «<text:span text:style-name="T69">O</text:span> anima, si videre posses, quanto </text:p>
            <text:p text:style-name="P78">gaudio quantoque tripudio <text:span text:style-name="T101">[angeli] </text:span>assistunt oranti<text:span text:style-name="T69">-</text:span></text:p>
            <text:p text:style-name="P79">bus, intersunt meditantibus, quanto studio nos in </text:p>
            <text:p text:style-name="P79">bono conservant, quanto desiderio nos et nostram salutem </text:p>
            <text:p text:style-name="P79">exspectant»! Caelum tibi deservit per suum motum, luminaria </text:p>
            <text:p text:style-name="P79">caeli per suum influxum, sol causat tibi diem, luna il<text:span text:style-name="T70">-</text:span></text:p>
            <text:p text:style-name="P79">luminat tibi noctem, ignis temperat <text:span text:style-name="T102">[tibi] </text:span>aeris frigiditatem, </text:p>
            <text:p text:style-name="P80">aer tibi mitigat ignis internam caliditatem, aqua tibi </text:p>
            <text:p text:style-name="P80">mundat foetorem, mitigat tibi si<text:span text:style-name="T71">t</text:span>is ardorem et fecun<text:span text:style-name="T71">-</text:span></text:p>
            <text:p text:style-name="P80">dat terrae vigorem. Terra vero te sustentat sua soli<text:span text:style-name="T71">-</text:span></text:p>
            <text:p text:style-name="P81">ditate, recreat sua fertilitate, delectat sua amoe<text:span text:style-name="T72">-</text:span></text:p>
            <text:p text:style-name="P82">nitate. Ecce, anima, breviter discurristi per singula ab </text:p>
            <text:p text:style-name="P82">inferioribus ad superiora et invenisti, quod « omnis creatura </text:p>
            <text:p text:style-name="P82">ad hunc finem ex divina ordinatione cursum suum diri<text:span text:style-name="T73">-</text:span></text:p>
            <text:p text:style-name="P83">git, quatenus tuis utilitatibus deserviat tuis oblecta<text:span text:style-name="T74">tioni-</text:span></text:p>
            <text:p text:style-name="P83"><text:span text:style-name="T74">bus</text:span> indesinenter occurrat». «Sed cave, anima mea, ne </text:p>
            <text:p text:style-name="P7"><text:soft-page-break/>non sponsa, sed adultera dicaris, si munera dantis </text:p>
            <text:p text:style-name="P84">plus quam affectum amantis diligis». Augustinus in libro Confessionum</text:p>
            <text:p text:style-name="P84">«Vae tibi<text:span text:style-name="T75">, anima</text:span>! si oberras in vestigiis suis, si nutus </text:p>
            <text:p text:style-name="P84">suos pro eo amas, ut temporalia lucra recipias, </text:p>
            <text:p text:style-name="P84">et non advertis, quid innuat illa lux beatissima, quae est </text:p>
            <text:p text:style-name="P85"/>
            <text:p text:style-name="P85"/>
            <text:p text:style-name="P85"/>
            <text:p text:style-name="P86">purgatae mentis intelligentia, cuius vestigia et nutus </text:p>
            <text:p text:style-name="P86">sunt omnium creaturarum decus». Adhuc, si forte </text:p>
            <text:p text:style-name="P86">ignoras te, o pulcherrima mulierum , egredere et </text:p>
            <text:p text:style-name="P86">abi post vestigia gregum, id est irrationabilium creaturarum, </text:p>
            <text:p text:style-name="P86">quae sunt vestigium Creatoris <text:span text:style-name="T103">{</text:span>tui<text:span text:style-name="T103">}</text:span>, tu vero speculum beatissimae </text:p>
            <text:p text:style-name="P86">Trinitatis. Ergo omnibus his dignior et excellentior comprobaris. </text:p>
            <text:p text:style-name="P86">Et pasce hoedos <text:span text:style-name="T109">[tuos] intra portas tuas</text:span>, id est, </text:p>
            <text:p text:style-name="P86">converte cogitationes tuas ad choros Angelorum, quibus </text:p>
            <text:p text:style-name="P86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87">degenerem me duxisse confundor et rubesco".</text:p>
            <text:p text:style-name="P87">Timeo etenim, quod quanto gravior sit culpa, quanto dig-</text:p>
            <text:p text:style-name="P87">nior<text:span text:style-name="T6"> et nobilior sit natura. Formido, quod quanto maior</text:span></text:p>
            <text:p text:style-name="P12">sit offensa, quanto maior est illius qui offenditur</text:p>
            <text:p text:style-name="P12">excellentia.<text:span text:style-name="T7"> Pertimesco, quod quanto peior est iniuria, quanto</text:span></text:p>
            <text:p text:style-name="P88">maior illius fuerit cui irrogatur beneficentia. Heu, heu</text:p>
            <text:p text:style-name="P89">Domine D<text:span text:style-name="T76">eu</text:span>s! Iam ex dignitate substantiae perpendo vi-</text:p>
            <text:p text:style-name="P89">litatem malitiae, ex speciositate naturae cognosco</text:p>
            <text:p text:style-name="P13">deformitatem culpae, ex recordatione beneficiorum per<text:span text:style-name="T77">-</text:span></text:p>
            <text:p text:style-name="P13">ceptorum intelligo ingratitudinem factorum meorum. Heu</text:p>
            <text:p text:style-name="P90">Domine Deus meus! Vae mihi miserae! iam video, iam</text:p>
            <text:p text:style-name="P90">agnosco quod "quidquid a summo datore percepi ad usum</text:p>
            <text:p text:style-name="P90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2 et . : missing hyphen . - and = hyphen . , missing space .</text:span></text:p>
      <text:p text:style-name="P4">t&amp; tis ligat. . 2&amp; -rum -ris . ^ superscript r . _ macron after first<text:span text:style-name="T57">/central</text:span> char . </text:p>
      <text:p text:style-name="P6">% additional space . <text:s/>? final -r closed loop ligature .</text:p>
      <text:p text:style-name="P4">| long-s . q; quod quem . ~ wavy mac2on .<text:span text:style-name="T5"> " super v (natVra)</text:span></text:p>
      <text:p text:style-name="P4"><text:span text:style-name="T56">. </text:span>9- cum . -9 us . &lt;deleted&gt; . <text:span text:style-name="T58">3 final m . 1 super 'i' .</text:span></text:p>
      <text:p text:style-name="P4">+ per . 1 super-i sometimes for 'r' . ) final curl macron ligature <text:s/>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<text:span text:style-name="T110">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2-04T15:37:44.080443583</dc:date>
    <meta:editing-duration>P1DT13H9M4S</meta:editing-duration>
    <meta:editing-cycles>463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2" meta:character-count="30627" meta:non-whitespace-character-count="26355"/>
  </office:meta>
</office:document-meta>
</file>